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8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Linear scalar advection, Gauss pulse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9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453974779507278" calcext:value-type="float">
            <text:p>4.54E-05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258406459225432" calcext:value-type="float">
            <text:p>2.58E-06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0135141439129466" calcext:value-type="float">
            <text:p>1.35E-07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00272249600245752" calcext:value-type="float">
            <text:p>2.72E-06</text:p>
          </table:table-cell>
          <table:table-cell table:style-name="ce11" table:formula="of:=LN([.B4]/[.B5])/LN(2)" office:value-type="float" office:value="4.05961031536804" calcext:value-type="float">
            <text:p>4.06</text:p>
          </table:table-cell>
          <table:table-cell table:style-name="ce3"/>
          <table:table-cell table:style-name="ce5" office:value-type="float" office:value="0.0000000739937223368885" calcext:value-type="float">
            <text:p>7.40E-08</text:p>
          </table:table-cell>
          <table:table-cell table:style-name="ce11" table:formula="of:=LN([.E4]/[.E5])/LN(2)" office:value-type="float" office:value="5.12609544541731" calcext:value-type="float">
            <text:p>5.13</text:p>
          </table:table-cell>
          <table:table-cell table:style-name="ce3"/>
          <table:table-cell table:style-name="ce5" office:value-type="float" office:value="0.00000000198331007147325" calcext:value-type="float">
            <text:p>1.98E-09</text:p>
          </table:table-cell>
          <table:table-cell table:style-name="ce11" table:formula="of:=LN([.H4]/[.H5])/LN(2)" office:value-type="float" office:value="6.09041606672916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000170295157960811" calcext:value-type="float">
            <text:p>1.70E-07</text:p>
          </table:table-cell>
          <table:table-cell table:style-name="ce11" table:formula="of:=LN([.B5]/[.B6])/LN(2)" office:value-type="float" office:value="3.99882061032975" calcext:value-type="float">
            <text:p>4.00</text:p>
          </table:table-cell>
          <table:table-cell table:style-name="ce3"/>
          <table:table-cell table:style-name="ce5" office:value-type="float" office:value="0.00000000235525903310674" calcext:value-type="float">
            <text:p>2.36E-09</text:p>
          </table:table-cell>
          <table:table-cell table:style-name="ce11" table:formula="of:=LN([.E5]/[.E6])/LN(2)" office:value-type="float" office:value="4.9734452346603" calcext:value-type="float">
            <text:p>4.97</text:p>
          </table:table-cell>
          <table:table-cell table:style-name="ce3"/>
          <table:table-cell table:style-name="ce5" office:value-type="float" office:value="0.0000000000311698169291357" calcext:value-type="float">
            <text:p>3.12E-11</text:p>
          </table:table-cell>
          <table:table-cell table:style-name="ce11" table:formula="of:=LN([.H5]/[.H6])/LN(2)" office:value-type="float" office:value="5.99161675492956" calcext:value-type="float">
            <text:p>5.99</text:p>
          </table:table-cell>
          <table:table-cell table:number-columns-repeated="5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float" office:value="0.0000000106450883622616" calcext:value-type="float">
            <text:p>1.06E-08</text:p>
          </table:table-cell>
          <table:table-cell table:style-name="ce11" table:formula="of:=LN([.B6]/[.B7])/LN(2)" office:value-type="float" office:value="3.99977758472895" calcext:value-type="float">
            <text:p>4.00</text:p>
          </table:table-cell>
          <table:table-cell table:style-name="ce3"/>
          <table:table-cell table:style-name="ce5" office:value-type="float" office:value="0.0000000000744087556834414" calcext:value-type="float">
            <text:p>7.44E-11</text:p>
          </table:table-cell>
          <table:table-cell table:style-name="ce11" table:formula="of:=LN([.E6]/[.E7])/LN(2)" office:value-type="float" office:value="4.98426953364423" calcext:value-type="float">
            <text:p>4.98</text:p>
          </table:table-cell>
          <table:table-cell table:style-name="ce3"/>
          <table:table-cell table:style-name="ce5" office:value-type="float" office:value="0.000000000000488487511801966" calcext:value-type="float">
            <text:p>4.88E-13</text:p>
          </table:table-cell>
          <table:table-cell table:style-name="ce11" table:formula="of:=LN([.H6]/[.H7])/LN(2)" office:value-type="float" office:value="5.99568419120487" calcext:value-type="float">
            <text:p>6.00</text:p>
          </table:table-cell>
          <table:table-cell table:number-columns-repeated="55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0.000000000665349502247992" calcext:value-type="float">
            <text:p>6.65E-10</text:p>
          </table:table-cell>
          <table:table-cell table:style-name="ce11" table:formula="of:=LN([.B7]/[.B8])/LN(2)" office:value-type="float" office:value="3.99993174031597" calcext:value-type="float">
            <text:p>4.00</text:p>
          </table:table-cell>
          <table:table-cell table:style-name="ce3"/>
          <table:table-cell table:style-name="ce5" office:value-type="float" office:value="0.00000000000232676756007011" calcext:value-type="float">
            <text:p>2.33E-12</text:p>
          </table:table-cell>
          <table:table-cell table:style-name="ce11" table:formula="of:=LN([.E7]/[.E8])/LN(2)" office:value-type="float" office:value="4.99907339295514" calcext:value-type="float">
            <text:p>5.00</text:p>
          </table:table-cell>
          <table:table-cell table:style-name="ce3"/>
          <table:table-cell table:style-name="ce5"/>
          <table:table-cell table:style-name="ce11"/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5:.C8])" office:value-type="float" office:value="4.01453506268568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5:.F8])" office:value-type="float" office:value="5.02072090166924" calcext:value-type="float">
            <text:p>5.02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6.02590567095453" calcext:value-type="float">
            <text:p>6.03</text:p>
          </table:table-cell>
          <table:table-cell table:style-name="ce1"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9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303795141592534" calcext:value-type="float">
            <text:p>3.04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188134272736307" calcext:value-type="float">
            <text:p>1.88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865068421097712" calcext:value-type="float">
            <text:p>8.65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257983145198815" calcext:value-type="float">
            <text:p>2.58E-03</text:p>
          </table:table-cell>
          <table:table-cell table:style-name="ce11" table:formula="of:=LN([.B16]/[.B17])/LN(2)" office:value-type="float" office:value="3.55775007958658" calcext:value-type="float">
            <text:p>3.56</text:p>
          </table:table-cell>
          <table:table-cell table:style-name="ce3"/>
          <table:table-cell table:style-name="ce5" office:value-type="float" office:value="0.000118834070766602" calcext:value-type="float">
            <text:p>1.19E-04</text:p>
          </table:table-cell>
          <table:table-cell table:style-name="ce11" table:formula="of:=LN([.E16]/[.E17])/LN(2)" office:value-type="float" office:value="3.98474225714565" calcext:value-type="float">
            <text:p>3.98</text:p>
          </table:table-cell>
          <table:table-cell table:style-name="ce3"/>
          <table:table-cell table:style-name="ce5" office:value-type="float" office:value="0.0000118534965431618" calcext:value-type="float">
            <text:p>1.19E-05</text:p>
          </table:table-cell>
          <table:table-cell table:style-name="ce11" table:formula="of:=LN([.H16]/[.H17])/LN(2)" office:value-type="float" office:value="6.18942965169666" calcext:value-type="float">
            <text:p>6.19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66197839868662" calcext:value-type="float">
            <text:p>6.62E-05</text:p>
          </table:table-cell>
          <table:table-cell table:style-name="ce11" table:formula="of:=LN([.B17]/[.B18])/LN(2)" office:value-type="float" office:value="5.28434886239905" calcext:value-type="float">
            <text:p>5.28</text:p>
          </table:table-cell>
          <table:table-cell table:style-name="ce3"/>
          <table:table-cell table:style-name="ce5" office:value-type="float" office:value="0.00000535907407201966" calcext:value-type="float">
            <text:p>5.36E-06</text:p>
          </table:table-cell>
          <table:table-cell table:style-name="ce11" table:formula="of:=LN([.E17]/[.E18])/LN(2)" office:value-type="float" office:value="4.47082096167592" calcext:value-type="float">
            <text:p>4.47</text:p>
          </table:table-cell>
          <table:table-cell table:style-name="ce3"/>
          <table:table-cell table:style-name="ce5" office:value-type="float" office:value="0.0000000835226539662837" calcext:value-type="float">
            <text:p>8.35E-08</text:p>
          </table:table-cell>
          <table:table-cell table:style-name="ce11" table:formula="of:=LN([.H17]/[.H18])/LN(2)" office:value-type="float" office:value="7.14892941773833" calcext:value-type="float">
            <text:p>7.15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330712748270349" calcext:value-type="float">
            <text:p>3.31E-06</text:p>
          </table:table-cell>
          <table:table-cell table:style-name="ce11" table:formula="of:=LN([.B18]/[.B19])/LN(2)" office:value-type="float" office:value="4.32313357604592" calcext:value-type="float">
            <text:p>4.32</text:p>
          </table:table-cell>
          <table:table-cell table:style-name="ce3"/>
          <table:table-cell table:style-name="ce5" office:value-type="float" office:value="0.000000264336697155504" calcext:value-type="float">
            <text:p>2.64E-07</text:p>
          </table:table-cell>
          <table:table-cell table:style-name="ce11" table:formula="of:=LN([.E18]/[.E19])/LN(2)" office:value-type="float" office:value="4.34153512733768" calcext:value-type="float">
            <text:p>4.34</text:p>
          </table:table-cell>
          <table:table-cell table:style-name="ce3"/>
          <table:table-cell table:style-name="ce5" office:value-type="float" office:value="0.00000000122694599290598" calcext:value-type="float">
            <text:p>1.23E-09</text:p>
          </table:table-cell>
          <table:table-cell table:style-name="ce11" table:formula="of:=LN([.H18]/[.H19])/LN(2)" office:value-type="float" office:value="6.08902390317403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221860709232996" calcext:value-type="float">
            <text:p>2.22E-07</text:p>
          </table:table-cell>
          <table:table-cell table:style-name="ce11" table:formula="of:=LN([.B19]/[.B20])/LN(2)" office:value-type="float" office:value="3.89785256046561" calcext:value-type="float">
            <text:p>3.90</text:p>
          </table:table-cell>
          <table:table-cell table:style-name="ce3"/>
          <table:table-cell table:style-name="ce5" office:value-type="float" office:value="0.0000000111178461232463" calcext:value-type="float">
            <text:p>1.11E-08</text:p>
          </table:table-cell>
          <table:table-cell table:style-name="ce11" table:formula="of:=LN([.E19]/[.E20])/LN(2)" office:value-type="float" office:value="4.5714274995683" calcext:value-type="float">
            <text:p>4.57</text:p>
          </table:table-cell>
          <table:table-cell table:style-name="ce3"/>
          <table:table-cell table:style-name="ce5" office:value-type="float" office:value="0.0000000000168087029665561" calcext:value-type="float">
            <text:p>1.68E-11</text:p>
          </table:table-cell>
          <table:table-cell table:style-name="ce11" table:formula="of:=LN([.H19]/[.H20])/LN(2)" office:value-type="float" office:value="6.18971953217078" calcext:value-type="float">
            <text:p>6.19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17:.C20])" office:value-type="float" office:value="4.26577126962429" calcext:value-type="float">
            <text:p>4.27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17:.F20])" office:value-type="float" office:value="4.34213146143189" calcext:value-type="float">
            <text:p>4.34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17:.I20])" office:value-type="float" office:value="6.40427562619495" calcext:value-type="float">
            <text:p>6.40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HLLC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9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238598662906392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20563171341415" calcext:value-type="float">
            <text:p>2.06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557550133224968" calcext:value-type="float">
            <text:p>5.58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173717895631621" calcext:value-type="float">
            <text:p>1.74E-03</text:p>
          </table:table-cell>
          <table:table-cell table:style-name="ce11" table:formula="of:=LN([.B28]/[.B29])/LN(2)" office:value-type="float" office:value="3.77976767154102" calcext:value-type="float">
            <text:p>3.78</text:p>
          </table:table-cell>
          <table:table-cell table:style-name="ce3"/>
          <table:table-cell table:style-name="ce5" office:value-type="float" office:value="0.000124561163238954" calcext:value-type="float">
            <text:p>1.25E-04</text:p>
          </table:table-cell>
          <table:table-cell table:style-name="ce11" table:formula="of:=LN([.E28]/[.E29])/LN(2)" office:value-type="float" office:value="4.04513655277656" calcext:value-type="float">
            <text:p>4.05</text:p>
          </table:table-cell>
          <table:table-cell table:style-name="ce3"/>
          <table:table-cell table:style-name="ce5" office:value-type="float" office:value="0.00000684591513161399" calcext:value-type="float">
            <text:p>6.85E-06</text:p>
          </table:table-cell>
          <table:table-cell table:style-name="ce11" table:formula="of:=LN([.H28]/[.H29])/LN(2)" office:value-type="float" office:value="6.34771431596582" calcext:value-type="float">
            <text:p>6.35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792070506778094" calcext:value-type="float">
            <text:p>7.92E-05</text:p>
          </table:table-cell>
          <table:table-cell table:style-name="ce11" table:formula="of:=LN([.B29]/[.B30])/LN(2)" office:value-type="float" office:value="4.45497371274135" calcext:value-type="float">
            <text:p>4.45</text:p>
          </table:table-cell>
          <table:table-cell table:style-name="ce3"/>
          <table:table-cell table:style-name="ce5" office:value-type="float" office:value="0.00000303626230437916" calcext:value-type="float">
            <text:p>3.04E-06</text:p>
          </table:table-cell>
          <table:table-cell table:style-name="ce11" table:formula="of:=LN([.E29]/[.E30])/LN(2)" office:value-type="float" office:value="5.35841408089942" calcext:value-type="float">
            <text:p>5.36</text:p>
          </table:table-cell>
          <table:table-cell table:style-name="ce3"/>
          <table:table-cell table:style-name="ce5" office:value-type="float" office:value="0.000000101358790386034" calcext:value-type="float">
            <text:p>1.01E-07</text:p>
          </table:table-cell>
          <table:table-cell table:style-name="ce11" table:formula="of:=LN([.H29]/[.H30])/LN(2)" office:value-type="float" office:value="6.07770028974724" calcext:value-type="float">
            <text:p>6.08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554625358988351" calcext:value-type="float">
            <text:p>5.55E-06</text:p>
          </table:table-cell>
          <table:table-cell table:style-name="ce11" table:formula="of:=LN([.B30]/[.B31])/LN(2)" office:value-type="float" office:value="3.83604337169167" calcext:value-type="float">
            <text:p>3.84</text:p>
          </table:table-cell>
          <table:table-cell table:style-name="ce3"/>
          <table:table-cell table:style-name="ce5" office:value-type="float" office:value="0.000000108542460511057" calcext:value-type="float">
            <text:p>1.09E-07</text:p>
          </table:table-cell>
          <table:table-cell table:style-name="ce11" table:formula="of:=LN([.E30]/[.E31])/LN(2)" office:value-type="float" office:value="4.80596500813423" calcext:value-type="float">
            <text:p>4.81</text:p>
          </table:table-cell>
          <table:table-cell table:style-name="ce3"/>
          <table:table-cell table:style-name="ce5" office:value-type="float" office:value="0.00000000165979613883973" calcext:value-type="float">
            <text:p>1.66E-09</text:p>
          </table:table-cell>
          <table:table-cell table:style-name="ce11" table:formula="of:=LN([.H30]/[.H31])/LN(2)" office:value-type="float" office:value="5.93232134606879" calcext:value-type="float">
            <text:p>5.93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349935129266175" calcext:value-type="float">
            <text:p>3.50E-07</text:p>
          </table:table-cell>
          <table:table-cell table:style-name="ce11" table:formula="of:=LN([.B31]/[.B32])/LN(2)" office:value-type="float" office:value="3.98635417570737" calcext:value-type="float">
            <text:p>3.99</text:p>
          </table:table-cell>
          <table:table-cell table:style-name="ce3"/>
          <table:table-cell table:style-name="ce5" office:value-type="float" office:value="0.00000000334535877700994" calcext:value-type="float">
            <text:p>3.35E-09</text:p>
          </table:table-cell>
          <table:table-cell table:style-name="ce11" table:formula="of:=LN([.E31]/[.E32])/LN(2)" office:value-type="float" office:value="5.01995476516525" calcext:value-type="float">
            <text:p>5.02</text:p>
          </table:table-cell>
          <table:table-cell table:style-name="ce3"/>
          <table:table-cell table:style-name="ce5" office:value-type="float" office:value="0.0000000000257205216017575" calcext:value-type="float">
            <text:p>2.57E-11</text:p>
          </table:table-cell>
          <table:table-cell table:style-name="ce11" table:formula="of:=LN([.H31]/[.H32])/LN(2)" office:value-type="float" office:value="6.01194234584485" calcext:value-type="float">
            <text:p>6.01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29:.C32])" office:value-type="float" office:value="4.01428473292035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29:.F32])" office:value-type="float" office:value="4.80736760174387" calcext:value-type="float">
            <text:p>4.8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29:.I32])" office:value-type="float" office:value="6.09241957440668" calcext:value-type="float">
            <text:p>6.09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x_start = -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_end = 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 = 2 (= ten wavelengths in domai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_end = 1</text:p>
          </table:table-cell>
          <table:table-cell table:number-columns-repeated="6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0:13:48.360954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Schlottke-Lakemper</meta:initial-creator>
    <meta:creation-date>2020-02-01T00:02:38.589447205</meta:creation-date>
    <dc:date>2020-02-05T00:14:01.224081691</dc:date>
    <dc:creator>Michael Schlottke-Lakemper</dc:creator>
    <meta:editing-duration>P2DT6M54S</meta:editing-duration>
    <meta:editing-cycles>27</meta:editing-cycles>
    <meta:generator>LibreOffice/6.3.4.2$Linux_X86_64 LibreOffice_project/30$Build-2</meta:generator>
    <meta:document-statistic meta:table-count="1" meta:cell-count="159" meta:object-count="0"/>
  </office:meta>
</office:document-meta>
</file>